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9889b" officeooo:paragraph-rsid="0009889b"/>
    </style:style>
    <style:style style:name="P2" style:family="paragraph" style:parent-style-name="Heading_20_1">
      <style:paragraph-properties fo:text-align="center" style:justify-single-word="false"/>
      <style:text-properties officeooo:paragraph-rsid="0011a6ba"/>
    </style:style>
    <style:style style:name="P3" style:family="paragraph" style:parent-style-name="Heading_20_2">
      <style:text-properties officeooo:paragraph-rsid="0012bb7f"/>
    </style:style>
    <style:style style:name="P4" style:family="paragraph" style:parent-style-name="Text_20_body">
      <style:paragraph-properties fo:text-align="center" style:justify-single-word="false"/>
      <style:text-properties officeooo:paragraph-rsid="0011a6ba"/>
    </style:style>
    <style:style style:name="P5" style:family="paragraph" style:parent-style-name="Text_20_body">
      <style:text-properties officeooo:paragraph-rsid="0012bb7f"/>
    </style:style>
    <style:style style:name="P6" style:family="paragraph" style:parent-style-name="Text_20_body">
      <style:text-properties officeooo:paragraph-rsid="0013c17c"/>
    </style:style>
    <style:style style:name="T1" style:family="text">
      <style:text-properties officeooo:rsid="0011a6ba"/>
    </style:style>
    <style:style style:name="T2" style:family="text">
      <style:text-properties officeooo:rsid="0012bb7f"/>
    </style:style>
    <style:style style:name="T3" style:family="text">
      <style:text-properties officeooo:rsid="0013c1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Viterbi</text:span></text:h>
      <text:p text:style-name="P4"><text:span text:style-name="T1"/></text:p>
      <text:h text:style-name="P3" text:outline-level="2"><text:span text:style-name="T2">Status</text:span></text:h>
      <text:p text:style-name="P6"><text:span text:style-name="T2">Our implementations have been done in C++, for no apparent reason other than us wanting to spend a lot </text:span><text:span text:style-name="T3">more </text:span><text:span text:style-name="T2">time than necessary on doing the assignment. </text:span><text:span text:style-name="T3">Both our algorithms work as expected and yield results close to what we expected from looking at the examples given.</text:span><text:span text:style-name="T2"><text:line-break/></text:span><text:span text:style-name="T3">Our code is accessible through github, at </text:span><text:a xlink:type="simple" xlink:href="https://github.com/dingbattt/viterbi"><text:span text:style-name="T3">https://github.com/dingbattt/viterbi</text:span></text:a><text:span text:style-name="T3">.</text:span></text:p>
      <text:p text:style-name="P6"><text:span text:style-name="T2"/></text:p>
      <text:h text:style-name="P3" text:outline-level="2"><text:span text:style-name="T2">Implementations</text:span></text:h>
      <text:p text:style-name="P6"><text:span text:style-name="T3">We have implemented both algorithms in a single file, vit.cpp, which implements vit.h. The HMM can be found in our repository as well, and is read dynamically into the program. Upon running the compiled program both algorithms will run on both of the given test-sequences and output the results. The file is compiled using boost:</text:span></text:p>
      <text:p text:style-name="P6"><text:span text:style-name="T3">g++ -I &lt;path to boost&gt; vit.h -std=c++11 vit.cpp -o vit.o &amp;&amp; ./vit.o</text:span></text:p>
      <text:p text:style-name="P6"><text:span text:style-name="T3">The compiled file can be found in the repository as well, to avoid any hassle.</text:span></text:p>
      <text:h text:style-name="P3" text:outline-level="2"><text:span text:style-name="T2">Output</text:span></text:h>
      <text:p text:style-name="P5"><text:span text:style-name="T2"/></text:p>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SimSun" style:font-size-asian="10.5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889b" officeooo:paragraph-rsid="0009889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achine Learning 2014, project 1</text:p>
        <text:p text:style-name="MP1">Frederik Hansen, 20096365<text:line-break/>Julian Nielsen, 2009293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8T00:19:13.93</meta:creation-date>
    <dc:date>2014-02-24T22:45:07.12</dc:date>
    <meta:editing-duration>PT1H3M34S</meta:editing-duration>
    <meta:editing-cycles>4</meta:editing-cycles>
    <meta:generator>LibreOffice/4.0.3.3$Windows_x86 LibreOffice_project/0eaa50a932c8f2199a615e1eb30f7ac74279539</meta:generator>
    <meta:document-statistic meta:table-count="0" meta:image-count="0" meta:object-count="0" meta:page-count="1" meta:paragraph-count="10" meta:word-count="152" meta:character-count="939" meta:non-whitespace-character-count="797"/>
  </office:meta>
</office:document-meta>
</file>